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https://github.com/energetekk/30-Tage-Finish-Sprint-Oeffentlicher-Log/blob/main/index.md</text:p>
      <text:p text:style-name="P8"/>
      <text:p text:style-name="P8"/>
      <text:p text:style-name="P8"/>
      <text:p text:style-name="P8"/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21T08:41:48.587667108</dc:date>
    <meta:editing-duration>PT2H42M32S</meta:editing-duration>
    <meta:editing-cycles>31</meta:editing-cycles>
    <meta:generator>LibreOffice/25.8.3.2$Linux_X86_64 LibreOffice_project/580$Build-2</meta:generator>
    <meta:document-statistic meta:table-count="0" meta:image-count="0" meta:object-count="0" meta:page-count="5" meta:paragraph-count="142" meta:word-count="719" meta:character-count="5433" meta:non-whitespace-character-count="4701"/>
  </office:meta>
</office:document-meta>
</file>